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LANOCCA PERALTA PETER JOH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9636910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LANOCCA PERALTA, PETER JOH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963594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AYRAMPO VASQUEZ, CRISTIAN FERNAND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71831494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41.1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764.7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764.7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4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00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6T23:18:1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